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Heading_20_1">
      <style:paragraph-properties fo:break-before="page"/>
    </style:style>
    <style:style style:name="P3" style:family="paragraph" style:parent-style-name="Heading_20_2">
      <style:text-properties officeooo:paragraph-rsid="000b58dc"/>
    </style:style>
    <style:style style:name="P4" style:family="paragraph" style:parent-style-name="Heading_20_2">
      <style:text-properties officeooo:paragraph-rsid="000d46a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color="#4472c4" fo:font-size="16pt" style:font-size-asian="16pt"/>
    </style:style>
    <style:style style:name="P7" style:family="paragraph" style:parent-style-name="Standard">
      <style:text-properties fo:color="#000000" fo:font-size="16pt" fo:font-weight="bold" style:font-name-asian="F" style:font-size-asian="16pt" style:font-weight-asian="bold" style:font-name-complex="F" style:font-size-complex="16pt"/>
    </style:style>
    <style:style style:name="P8" style:family="paragraph" style:parent-style-name="Standard">
      <style:text-properties style:font-name="Calibri" officeooo:rsid="000b58dc" officeooo:paragraph-rsid="000b58dc" style:font-name-complex="Calibri1"/>
    </style:style>
    <style:style style:name="P9" style:family="paragraph" style:parent-style-name="Standard">
      <style:text-properties style:font-name="Calibri" fo:font-size="10pt" style:font-size-asian="10pt" style:font-name-complex="Calibri1" style:font-size-complex="10pt"/>
    </style:style>
    <style:style style:name="P10" style:family="paragraph" style:parent-style-name="Standard">
      <style:text-properties fo:color="#a6a6a6"/>
    </style:style>
    <style:style style:name="P11" style:family="paragraph" style:parent-style-name="Standard">
      <style:text-properties officeooo:paragraph-rsid="000b58dc"/>
    </style:style>
    <style:style style:name="P12" style:family="paragraph" style:parent-style-name="Standard">
      <style:text-properties officeooo:rsid="000d46ae" officeooo:paragraph-rsid="000d46ae"/>
    </style:style>
    <style:style style:name="P13" style:family="paragraph" style:parent-style-name="Standard">
      <style:paragraph-properties fo:margin-left="0.5in" fo:margin-right="0in" fo:text-indent="0in" style:auto-text-indent="false"/>
      <style:text-properties style:font-name="Calibri" fo:font-size="10pt" style:font-size-asian="10pt" style:font-name-complex="Calibri1" style:font-size-complex="10pt"/>
    </style:style>
    <style:style style:name="P14" style:family="paragraph" style:parent-style-name="Standard">
      <style:paragraph-properties fo:margin-left="0in" fo:margin-right="0.25in" fo:text-indent="0in" style:auto-text-indent="false">
        <style:tab-stops>
          <style:tab-stop style:position="3.5437in" style:type="center"/>
        </style:tab-stops>
      </style:paragraph-properties>
    </style:style>
    <style:style style:name="P15" style:family="paragraph" style:parent-style-name="Standard" style:master-page-name="First_20_Page">
      <style:paragraph-properties style:page-number="auto"/>
    </style:style>
    <style:style style:name="T1" style:family="text">
      <style:text-properties fo:color="#4472c4" fo:font-size="16pt" style:font-size-asian="16pt"/>
    </style:style>
    <style:style style:name="T2" style:family="text">
      <style:text-properties fo:font-size="24pt" style:font-size-asian="24pt"/>
    </style:style>
    <style:style style:name="T3" style:family="text">
      <style:text-properties fo:font-weight="normal" style:font-weight-asian="normal"/>
    </style:style>
    <style:style style:name="T4" style:family="text">
      <style:text-properties fo:color="#a6a6a6"/>
    </style:style>
    <style:style style:name="T5" style:family="text">
      <style:text-properties fo:font-size="10pt" style:font-size-asian="10pt"/>
    </style:style>
    <style:style style:name="T6" style:family="text">
      <style:text-properties officeooo:rsid="000b58dc"/>
    </style:style>
    <style:style style:name="T7" style:family="text">
      <style:text-properties officeooo:rsid="000d46ae"/>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Standard"/>
      <text:p text:style-name="Standard"/>
      <text:p text:style-name="P5"><text:span text:style-name="T1">Keuzedeel voorbereiding hbo</text:span></text:p>
      <text:p text:style-name="P6"/>
      <text:p text:style-name="P5"><text:span text:style-name="T1">Werkproces 4: Reflecteert op gedrag en resultaten</text:span></text:p>
      <text:p text:style-name="P5"/>
      <text:p text:style-name="P5"/>
      <text:p text:style-name="P5"/>
      <text:p text:style-name="P5"/>
      <text:p text:style-name="P5"/>
      <text:p text:style-name="P5"/>
      <text:p text:style-name="P5"><text:span text:style-name="T2">OPDRACHT WP1.4</text:span><text:bookmark text:name="_GoBack"/><text:span text:style-name="T2">: PROCESBOEK MET EINDREFLECTI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aam: <text:span text:style-name="T6">constantijn</text:span></text:p>
      <text:p text:style-name="Standard">Studentnummer: <text:span text:style-name="T6">200532</text:span></text:p>
      <text:p text:style-name="Standard">Klas: <text:span text:style-name="T6">2wdv1</text:span></text:p>
      <text:p text:style-name="Standard">Datum: <text:span text:style-name="T6">29 december</text:span> </text:p>
      <text:p text:style-name="P7"/>
      <text:h text:style-name="P2" text:outline-level="1">Reflecties lesweken</text:h>
      <text:h text:style-name="Heading_20_2" text:outline-level="2">Reflectie week 1</text:h>
      <text:p text:style-name="Standard"><text:span text:style-name="T4">[Iedere week, aan het einde van de week, schrijf je een korte reflectie. De reflectie zal van week tot week verschillen, afhankelijk van de activiteiten en colleges van die week. Het belangrijkste is dat je terugkijkt op hoe je iets hebt aangepakt, wat goed ging of minder goed, en wat je (eventueel) anders zou doen een volgende keer.</text:span></text:p>
      <text:p text:style-name="Standard"><text:span text:style-name="T4">Je werkt het procesboek iedere week bij. Neem in je procesboek ook feedback van anderen op: zowel van de docent als van medestudenten.</text:span></text:p>
      <text:p text:style-name="P8">Dit was de start van hbo keuzendeel hier in werdt de basis van het keuzen deel uitgelegd en de motivatie hier van</text:p>
      <text:h text:style-name="P3" text:outline-level="2">Reflectie week 2</text:h>
      <text:p text:style-name="P11"/>
      <text:p text:style-name="P11"/>
      <text:h text:style-name="P4" text:outline-level="2">Reflectie week <text:span text:style-name="T7">49-50</text:span></text:h>
      <text:p text:style-name="P12">In deze week moesten we een presentatie maken, ik had deze optijd afgemaakt maar mijn groepgenoten moesten 1 dag voor de presentatie het nog maken. Wat de volgende keer beter kan is de gemeenschappelijke planning en een keer</text:p>
      <text:p text:style-name="P10"/>
      <text:h text:style-name="Heading_20_2" text:outline-level="2">Enzovoorts</text:h>
      <text:h text:style-name="Heading_20_1" text:outline-level="1"/>
      <text:h text:style-name="Heading_20_1" text:outline-level="1">Eindreflectie</text:h>
      <text:h text:style-name="Heading_20_2" text:outline-level="2">Analyse situatie STARRT-methode</text:h>
      <text:p text:style-name="Standard"><text:span text:style-name="T4"><text:s/>[Kies tenminste één situatie/onderdeel uit de gevolgde lessen van het keuzedeel en analyseer deze volgens de STARRT-methode]</text:span></text:p>
      <text:p text:style-name="Standard"/>
      <text:h text:style-name="Heading_20_2" text:outline-level="2">Eindreflectie studievaardigheden</text:h>
      <text:p text:style-name="Standard"><text:span text:style-name="T4"><text:s/>[Reflecteer op je eigen studievaardigheden (wat zijn jouw sterke en zwakke punten) en (potentiële) uitdagingen voor het volgen van een hbo-opleiding]</text:span></text:p>
      <text:p text:style-name="P13"/>
      <text:h text:style-name="Heading_20_2" text:outline-level="2">Vervolgstappen en ontwikkelpunten</text:h>
      <text:p text:style-name="Standard"><text:span text:style-name="T4"><text:s/>[Wat zijn vervolgstappen en ontwikkelpunten voor jezelf om succesvol door te studeren]</text:span></text:p>
      <text:p text:style-name="P10"/>
      <text:h text:style-name="Heading_20_2" text:outline-level="2">Definitieve keuze</text:h>
      <text:p text:style-name="Standard"><text:span text:style-name="T4">[Licht jouw definitieve keuze wat betreft jouw vervolgopleiding toe (op basis van eerdere oriëntatie en zelfreflectie) óf de keuze om niet door te gaan studeren op het hbo]</text:span></text:p>
      <text:p text:style-name="P9"/>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l" fo:country="NL"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1pt" fo:language="nl" fo:country="NL"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1pt" style:font-name-asian="Times New Roman1" style:font-family-asian="'Times New Roman'" style:font-family-generic-asian="system" style:font-pitch-asian="variable" style:font-size-asian="11pt" style:language-asian="nl" style:country-asian="NL"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000000"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Times New Roman" fo:font-family="'Times New Roman'" style:font-family-generic="roman" style:font-pitch="variable" fo:font-size="12pt" style:font-size-asian="12pt"/>
    </style:style>
    <style:style style:name="Frame_20_contents" style:display-name="Frame contents" style:family="paragraph" style:parent-style-name="Standard" style:class="extra"/>
    <style:style style:name="Default_20_Paragraph_20_Font" style:display-name="Default Paragraph Font" style:family="text"/>
    <style:style style:name="Kop_20_1_20_Teken" style:display-name="Kop 1 Teken" style:family="text" style:parent-style-name="Default_20_Paragraph_20_Font">
      <style:text-properties fo:color="#000000" fo:font-size="16pt" fo:font-weight="bold" style:font-name-asian="F" style:font-family-generic-asian="system" style:font-pitch-asian="variable" style:font-size-asian="16pt" style:language-asian="nl" style:country-asian="NL" style:font-weight-asian="bold" style:font-name-complex="F" style:font-family-generic-complex="system" style:font-pitch-complex="variable" style:font-size-complex="16pt"/>
    </style:style>
    <style:style style:name="Kop_20_2_20_Teken" style:display-name="Kop 2 Teken" style:family="text" style:parent-style-name="Default_20_Paragraph_20_Font">
      <style:text-properties fo:color="#2f5496" style:font-name="Calibri Light" fo:font-family="'Calibri Light'" style:font-family-generic="roman" style:font-pitch="variable" fo:font-size="13pt" fo:font-weight="bold" style:font-name-asian="F" style:font-family-generic-asian="system" style:font-pitch-asian="variable" style:font-size-asian="13pt" style:language-asian="nl" style:country-asian="NL" style:font-weight-asian="bold" style:font-name-complex="F" style:font-family-generic-complex="system" style:font-pitch-complex="variable" style:font-size-complex="13pt"/>
    </style:style>
    <style:style style:name="Koptekst_20_Teken" style:display-name="Koptekst Teken" style:family="text" style:parent-style-name="Default_20_Paragraph_20_Font">
      <style:text-properties fo:font-size="11pt" style:font-name-asian="Times New Roman1" style:font-family-asian="'Times New Roman'" style:font-family-generic-asian="system" style:font-pitch-asian="variable" style:font-size-asian="11pt" style:language-asian="nl" style:country-asian="NL" style:font-name-complex="Times New Roman1" style:font-family-complex="'Times New Roman'" style:font-family-generic-complex="system" style:font-pitch-complex="variable"/>
    </style:style>
    <style:style style:name="Voettekst_20_Teken" style:display-name="Voettekst Teken" style:family="text" style:parent-style-name="Default_20_Paragraph_20_Font">
      <style:text-properties fo:font-size="11pt" style:font-name-asian="Times New Roman1" style:font-family-asian="'Times New Roman'" style:font-family-generic-asian="system" style:font-pitch-asian="variable" style:font-size-asian="11pt" style:language-asian="nl" style:country-asian="NL" style:font-name-complex="Times New Roman1" style:font-family-complex="'Times New Roman'" style:font-family-generic-complex="system" style:font-pitch-complex="variable"/>
    </style:style>
    <style:style style:name="page_20_number" style:display-name="page numbe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25in" fo:text-indent="0in" style:auto-text-indent="false">
        <style:tab-stops>
          <style:tab-stop style:position="3.5437in" style:type="center"/>
        </style:tab-stops>
      </style:paragraph-properties>
    </style:style>
    <style:style style:name="MP2" style:family="paragraph" style:parent-style-name="Footer">
      <style:paragraph-properties fo:padding="0in" fo:border="none"/>
    </style:style>
    <style:style style:name="MT1" style:family="text">
      <style:text-properties fo:font-size="10pt" style:font-size-asian="10pt"/>
    </style:style>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draw:z-index="0"><draw:text-box fo:min-height="0in" fo:min-width="0.0161in"><text:p text:style-name="MP2"><text:span text:style-name="page_20_number"><text:span text:style-name="MT1"><text:page-number text:select-page="current">2</text:page-number></text:span></text:span></text:p></draw:text-box></draw:frame><text:span text:style-name="MT1">Keuzedeel voorbereiding hbo<text:tab/>WP1.4</text:span></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rosoft Office-gebruiker</meta:initial-creator>
    <meta:editing-cycles>10</meta:editing-cycles>
    <meta:creation-date>2018-04-20T11:23:00</meta:creation-date>
    <dc:date>2021-12-29T23:22:49.135601261</dc:date>
    <meta:editing-duration>PT8M56S</meta:editing-duration>
    <meta:generator>LibreOffice/6.4.7.2$Linux_X86_64 LibreOffice_project/40$Build-2</meta:generator>
    <meta:document-statistic meta:table-count="0" meta:image-count="0" meta:object-count="0" meta:page-count="2" meta:paragraph-count="27" meta:word-count="271" meta:character-count="1769" meta:non-whitespace-character-count="15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